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1pt" officeooo:paragraph-rsid="00092c0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92c0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092c03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11pt" officeooo:paragraph-rsid="00092c03" style:font-size-asian="11pt" style:font-size-complex="11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4"/>
            <text:p text:style-name="P4"/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/>
          </table:table-cell>
        </table:table-row>
        <table:table-row table:style-name="Tabella33.2">
          <table:table-cell table:style-name="Tabella33.A2" office:value-type="string">
            <text:p text:style-name="P7">Entry condition</text:p>
          </table:table-cell>
          <table:table-cell table:style-name="Tabella33.B2" office:value-type="string">
            <text:p text:style-name="P8"/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6">1. </text:p>
            <text:p text:style-name="P6"/>
            <text:p text:style-name="P6">2. </text:p>
            <text:p text:style-name="P6"/>
            <text:p text:style-name="P6">3. </text:p>
            <text:p text:style-name="P6"><text:s text:c="6"/>4. 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5"/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2"><text:span text:style-name="T4"/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28:30.01</meta:creation-date>
    <dc:date>2012-10-13T01:29:18.57</dc:date>
    <meta:editing-duration>P0D</meta:editing-duration>
    <meta:editing-cycles>1</meta:editing-cycles>
    <meta:document-statistic meta:table-count="1" meta:image-count="0" meta:object-count="0" meta:page-count="1" meta:paragraph-count="11" meta:word-count="21" meta:character-count="141" meta:non-whitespace-character-count="121"/>
    <meta:generator>LibreOffice/3.6$Windows_x86 LibreOffice_project/da8c1e6-fd468f4-454e206-f42a4a9-143cfd</meta:generator>
  </office:meta>
</office:document-meta>
</file>